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/>
      <text:p text:style-name="P4">events die? </text:p>
      <text:p text:style-name="Standard"><text:tab/>run worker and scheduler tonight and check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3"/>
      <text:p text:style-name="P3">Display preferences for ownerless rooms on home?</text:p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><text:soft-page-break/></text:p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5T13:47:42.03</dc:date>
    <dc:creator>Trevor Pierson</dc:creator>
    <meta:editing-duration>P5DT15H8S</meta:editing-duration>
    <meta:editing-cycles>91</meta:editing-cycles>
    <meta:generator>OpenOffice/4.1.13$Win32 OpenOffice.org_project/4113m1$Build-9810</meta:generator>
    <meta:document-statistic meta:table-count="0" meta:image-count="0" meta:object-count="0" meta:page-count="2" meta:paragraph-count="44" meta:word-count="326" meta:character-count="2141"/>
  </office:meta>
</office:document-meta>
</file>